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Andale Mono" svg:font-family="'Andale Mono'" style:font-pitch="variable"/>
    <style:font-face style:name="Arial1" svg:font-family="Arial" style:font-pitch="variable"/>
    <style:font-face style:name="Arial"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solid" draw:stroke-dash="Ultrafine_20_Dashed" svg:stroke-width="0.051cm" svg:stroke-color="#000000" draw:marker-start-width="0.276cm" draw:marker-end-width="0.276cm" draw:textarea-horizontal-align="justify" draw:textarea-vertical-align="middle" draw:auto-grow-height="false" fo:min-height="0cm" fo:min-width="0cm" fo:padding-top="0.15cm" fo:padding-bottom="0.15cm" fo:padding-left="0.275cm" fo:padding-right="0.275cm" fo:wrap-option="no-wrap"/>
    </style:style>
    <style:style style:name="gr2" style:family="graphic" style:parent-style-name="standard">
      <style:graphic-properties draw:stroke="none" svg:stroke-width="0.051cm" draw:marker-start-width="0.276cm" draw:marker-end-width="0.276cm" draw:fill="solid" draw:fill-color="#b3b3b3" draw:textarea-horizontal-align="justify" draw:textarea-vertical-align="middle" draw:auto-grow-height="false"/>
    </style:style>
    <style:style style:name="gr3" style:family="graphic" style:parent-style-name="standard">
      <style:graphic-properties draw:stroke="none" svg:stroke-width="0.051cm" draw:marker-start-width="0.276cm" draw:marker-end-width="0.276cm" draw:fill="solid" draw:fill-color="#ffcc99" draw:textarea-horizontal-align="justify" draw:textarea-vertical-align="middle" draw:auto-grow-height="false"/>
    </style:style>
    <style:style style:name="gr4" style:family="graphic" style:parent-style-name="standard">
      <style:graphic-properties draw:stroke="none" svg:stroke-width="0.051cm" draw:marker-start-width="0.276cm" draw:marker-end-width="0.276cm" draw:fill="solid" draw:fill-color="#94bd5e" draw:textarea-horizontal-align="justify" draw:textarea-vertical-align="middle" draw:auto-grow-height="false"/>
    </style:style>
    <style:style style:name="gr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Fine_20_Dashed" svg:stroke-width="0.051cm" svg:stroke-color="#000000" draw:marker-start-width="0.276cm" draw:marker-end-width="0.276cm" draw:fill="none" draw:fill-color="#cccccc"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width="0.051cm" draw:marker-start-width="0.276cm" draw:marker-end-width="0.276cm" draw:fill="solid" draw:fill-color="#cccccc" draw:textarea-horizontal-align="justify" draw:textarea-vertical-align="middle" draw:auto-grow-height="false"/>
    </style:style>
    <style:style style:name="gr9" style:family="graphic" style:parent-style-name="standard">
      <style:graphic-properties draw:stroke="dash" draw:stroke-dash="Ultrafine_20_Dashed"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10" style:family="graphic" style:parent-style-name="standard">
      <style:graphic-properties draw:stroke="solid" draw:stroke-dash="Ultrafine_20_Dashed" svg:stroke-width="0.051cm" svg:stroke-color="#000000" draw:marker-start="" draw:marker-start-width="0.3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draw:stroke="dash"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solid" draw:stroke-dash="Ultrafine_20_Dashed"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solid" draw:stroke-dash="Ultrafine_20_Dashed" svg:stroke-width="0.051cm" svg:stroke-color="#000000" draw:marker-start="" draw:marker-start-width="0.276cm" draw:marker-end="" draw:marker-end-width="0.376cm" draw:textarea-horizontal-align="center" draw:textarea-vertical-align="middle" fo:padding-top="0.15cm" fo:padding-bottom="0.15cm" fo:padding-left="0.275cm" fo:padding-right="0.275cm"/>
    </style:style>
    <style:style style:name="gr14" style:family="graphic" style:parent-style-name="objectwithoutfill">
      <style:graphic-properties svg:stroke-width="0.05cm" draw:marker-start="" draw:marker-start-width="0.375cm" draw:marker-end="Arrow" draw:marker-end-width="0.375cm" draw:fill="none" draw:textarea-horizontal-align="center" draw:textarea-vertical-align="middle" fo:padding-top="0.15cm" fo:padding-bottom="0.15cm" fo:padding-left="0.275cm" fo:padding-right="0.275cm"/>
    </style:style>
    <style:style style:name="gr15" style:family="graphic" style:parent-style-name="objectwithoutfill">
      <style:graphic-properties svg:stroke-width="0.05cm" draw:marker-start="Arrow" draw:marker-start-width="0.375cm" draw:marker-end="" draw:marker-end-width="0.375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style:font-name="Andale Mono1"/>
    </style:style>
    <style:style style:name="P3" style:family="paragraph">
      <style:paragraph-properties fo:text-align="center"/>
      <style:text-properties style:font-name="Bitstream Charter"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style:font-name="Andale Mono1" fo:font-size="12pt" style:font-size-asian="12pt" style:font-size-complex="12pt"/>
    </style:style>
    <style:style style:name="P6" style:family="paragraph">
      <style:paragraph-properties fo:text-align="center"/>
      <style:text-properties style:font-name="Arial2" fo:font-size="12pt" style:font-size-asian="12pt" style:font-size-complex="12pt"/>
    </style:style>
    <style:style style:name="T1" style:family="text">
      <style:text-properties style:font-name="Andale Mono1"/>
    </style:style>
    <style:style style:name="T2" style:family="text">
      <style:text-properties style:font-name="Bitstream Charter" fo:font-size="12pt" style:font-size-asian="12pt" style:font-size-complex="12pt"/>
    </style:style>
    <style:style style:name="T3" style:family="text">
      <style:text-properties fo:font-size="12pt" style:font-size-asian="12pt" style:font-size-complex="12pt"/>
    </style:style>
    <style:style style:name="T4" style:family="text">
      <style:text-properties style:font-name="Andale Mono1" fo:font-size="12pt" style:font-size-asian="12pt" style:font-size-complex="12pt"/>
    </style:style>
    <style:style style:name="T5" style:family="text">
      <style:text-properties style:font-name="Arial2"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455cm" svg:height="4.145cm" svg:x="5.78cm" svg:y="17.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5.08cm" svg:height="2.54cm" svg:x="8.255cm" svg:y="4.61cm">
          <text:p text:style-name="P1"><text:span text:style-name="T1">yCalc</text:span></text:p>
          <draw:enhanced-geometry svg:viewBox="0 0 21600 21600" draw:type="rectangle" draw:enhanced-path="M 0 0 L 21600 0 21600 21600 0 21600 0 0 Z N"/>
        </draw:custom-shape>
        <draw:custom-shape draw:style-name="gr3" draw:text-style-name="P3" xml:id="id10" draw:id="id10" draw:layer="layout" svg:width="5.08cm" svg:height="1.27cm" svg:x="2.94cm" svg:y="1.57cm">
          <text:p text:style-name="P1"><text:span text:style-name="T2">sensor_pos</text:span></text:p>
          <text:p text:style-name="P1"><text:span text:style-name="T2">sensor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4" xml:id="id11" draw:id="id11" draw:layer="layout" svg:width="7.074cm" svg:height="1.27cm" svg:x="0.806cm" svg:y="3.27cm">
          <text:p text:style-name="P1"><text:span text:style-name="T3">Sensor characteristics</text:span></text:p>
          <text:p text:style-name="P1"><text:span text:style-name="T3">(</text:span><text:span text:style-name="T2">sensor_response ...</text:span><text:span text:style-name="T3">)</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4" draw:text-style-name="P3" xml:id="id2" draw:id="id2" draw:layer="layout" svg:width="5.08cm" svg:height="1.27cm" svg:x="14.54cm" svg:y="1.47cm">
          <text:p text:style-name="P1"><text:span text:style-name="T2">y, y_aux, y_f …,</text:span></text:p>
          <text:p text:style-name="P1"><text:span text:style-name="T2">jacobia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3.335cm" svg:y1="5.88cm" svg:x2="15.048cm" svg:y2="2.105cm" draw:start-shape="id1" draw:start-glue-point="1" draw:end-shape="id2" draw:end-glue-point="6" svg:d="M13335 5880h603v-3775h1110" svg:viewBox="0 0 1714 3776">
          <text:p/>
        </draw:connector>
        <draw:custom-shape draw:style-name="gr4" draw:text-style-name="P3" xml:id="id24" draw:id="id24" draw:layer="layout" svg:width="5.08cm" svg:height="1.27cm" svg:x="15.14cm" svg:y="3.17cm">
          <text:p text:style-name="P1"><text:span text:style-name="T2">iy, iy_aux,</text:span></text:p>
          <text:p text:style-name="P1"><text:span text:style-name="T2">ppath</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1" draw:layer="layout" svg:x1="10.795cm" svg:y1="7.15cm" svg:x2="10.796cm" svg:y2="8.56cm" draw:start-shape="id1" draw:start-glue-point="2" draw:end-shape="id3" draw:end-glue-point="4" svg:d="M10795 7150v705h1v705" svg:viewBox="0 0 2 1411">
          <text:p/>
        </draw:connector>
        <draw:custom-shape draw:style-name="gr7" draw:text-style-name="P5" xml:id="id6" draw:id="id6" draw:layer="layout" svg:width="6.08cm" svg:height="1.405cm" svg:x="7.755cm" svg:y="10.625cm">
          <text:p text:style-name="P1"><text:span text:style-name="T4">iy_sub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5" draw:id="id5" draw:layer="layout" svg:width="4.445cm" svg:height="2.54cm" svg:x="1.671cm" svg:y="16.835cm">
          <text:p text:style-name="P1"><text:span text:style-name="T4">ppath_step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3cm" svg:y1="15.375cm" svg:x2="3.894cm" svg:y2="16.835cm" draw:start-shape="id4" draw:start-glue-point="8" draw:end-shape="id5" draw:end-glue-point="4" svg:d="M3893 15375v731h1v729" svg:viewBox="0 0 2 1461">
          <text:p/>
        </draw:connector>
        <draw:custom-shape draw:style-name="gr8" draw:text-style-name="P5" xml:id="id14" draw:id="id14" draw:layer="layout" svg:width="4.445cm" svg:height="2.54cm" svg:x="15.605cm" svg:y="13.065cm">
          <text:p text:style-name="P1"><text:span text:style-name="T4">propmat_clearsky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3.893cm" svg:y1="12.835cm" svg:x2="7.755cm" svg:y2="11.327cm" draw:start-shape="id4" draw:start-glue-point="4" draw:end-shape="id6" svg:d="M3893 12835v-1508h3862" svg:viewBox="0 0 3863 1509">
          <text:p/>
        </draw:connector>
        <draw:custom-shape draw:style-name="gr8" draw:text-style-name="P5" draw:layer="layout" svg:width="4.445cm" svg:height="2.54cm" svg:x="9.371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7" draw:id="id7" draw:layer="layout" svg:width="4.445cm" svg:height="2.54cm" svg:x="9.372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21" draw:id="id21" draw:layer="layout" svg:width="4.445cm" svg:height="2.54cm" svg:x="9.255cm" svg:y="17.945cm">
          <text:p text:style-name="P1"><text:span text:style-name="T4">iy_cloudbox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8" draw:id="id8" draw:layer="layout" svg:width="4.445cm" svg:height="2.54cm" svg:x="9.373cm" svg:y="21.335cm">
          <text:p text:style-name="P1"><text:span text:style-name="T4">iy_surf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line-skew="0.652cm -0.231cm" svg:x1="13.817cm" svg:y1="15.805cm" svg:x2="10.795cm" svg:y2="12.03cm" draw:start-shape="id7" draw:start-glue-point="10" draw:end-shape="id6" draw:end-glue-point="8" svg:d="M13817 15805h1153v-2740h-4175v-1035" svg:viewBox="0 0 4176 3776">
          <text:p/>
        </draw:connector>
        <draw:connector draw:style-name="gr10" draw:text-style-name="P1" draw:layer="layout" draw:line-skew="0.652cm -3.63cm" svg:x1="13.818cm" svg:y1="22.605cm" svg:x2="10.795cm" svg:y2="12.03cm" draw:start-shape="id8" draw:start-glue-point="10" draw:end-shape="id6" draw:end-glue-point="8" svg:d="M13818 22605h1152v-9540h-4175v-1035" svg:viewBox="0 0 4176 10576">
          <text:p/>
        </draw:connector>
        <draw:custom-shape draw:style-name="gr8" draw:text-style-name="P5" xml:id="id18" draw:id="id18" draw:layer="layout" svg:width="4.445cm" svg:height="2.54cm" svg:x="4.574cm" svg:y="23.735cm">
          <text:p text:style-name="P1"><text:span text:style-name="T4">surface_rtprop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curve" draw:line-skew="-5.987cm" svg:x1="9.373cm" svg:y1="22.605cm" svg:x2="8.573cm" svg:y2="9.83cm" draw:start-shape="id8" draw:end-shape="id3" draw:end-glue-point="6" svg:d="M9373 22605c-10932 0-10532-12775-800-12775" svg:viewBox="0 0 8151 12776">
          <text:p/>
        </draw:connector>
        <draw:custom-shape draw:style-name="gr8" draw:text-style-name="P5" xml:id="id4" draw:id="id4" draw:layer="layout" svg:width="4.445cm" svg:height="2.54cm" svg:x="1.67cm" svg:y="12.835cm">
          <text:p text:style-name="P1"><text:span text:style-name="T4">ppath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xml:id="id9" draw:id="id9" draw:layer="layout" svg:width="5.08cm" svg:height="1.27cm" svg:x="1.635cm" svg:y="8.62cm">
          <text:p text:style-name="P1"><text:span text:style-name="T5">Atmospheric</text:span></text:p>
          <text:p text:style-name="P1"><text:span text:style-name="T5">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svg:x1="6.198cm" svg:y1="9.255cm" svg:x2="9.224cm" svg:y2="8.932cm" draw:start-shape="id9" draw:start-glue-point="9" draw:end-shape="id3" draw:end-glue-point="5" svg:d="M6198 9255h1446v-1196h1580v873" svg:viewBox="0 0 3027 1197">
          <text:p/>
        </draw:connector>
        <draw:connector draw:style-name="gr12" draw:text-style-name="P1" draw:layer="layout" draw:type="curve" svg:x1="7.503cm" svg:y1="2.205cm" svg:x2="10.795cm" svg:y2="4.61cm" draw:start-shape="id10" draw:start-glue-point="9" draw:end-shape="id1" draw:end-glue-point="0" svg:d="M7503 2205c2195 0 3292 801 3292 2405" svg:viewBox="0 0 3293 2406">
          <text:p/>
        </draw:connector>
        <draw:connector draw:style-name="gr12" draw:text-style-name="P1" draw:layer="layout" draw:type="curve" draw:line-skew="1.179cm" svg:x1="7.16cm" svg:y1="3.905cm" svg:x2="10.795cm" svg:y2="4.61cm" draw:start-shape="id11" draw:start-glue-point="9" draw:end-shape="id1" draw:end-glue-point="0" svg:d="M7160 3905c0 66 3635-286 3635 705" svg:viewBox="0 0 3636 715">
          <text:p/>
        </draw:connector>
        <draw:connector draw:style-name="gr12" draw:text-style-name="P1" draw:layer="layout" draw:type="curve" svg:x1="6.7cm" svg:y1="16.16cm" svg:x2="5.465cm" svg:y2="17.207cm" draw:start-shape="id12" draw:start-glue-point="8" draw:end-shape="id5" draw:end-glue-point="11" svg:d="M6700 16160c0 507-1235-16-1235 1047" svg:viewBox="0 0 1236 1048">
          <text:p/>
        </draw:connector>
        <draw:custom-shape draw:style-name="gr3" draw:text-style-name="P6" xml:id="id15" draw:id="id15" draw:layer="layout" svg:width="5.95cm" svg:height="1.905cm" svg:x="14.335cm" svg:y="23.46cm">
          <text:p text:style-name="P1"><text:span text:style-name="T5">Spectroscopic data</text:span></text:p>
          <text:p text:style-name="P1"><text:span text:style-name="T5">Isotopologue ratios</text:span></text:p>
          <text:p text:style-name="P1"><text:span text:style-name="T5">...</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6" xml:id="id13" draw:id="id13" draw:layer="layout" svg:width="3.88cm" svg:height="0.95cm" svg:x="16.64cm" svg:y="20.67cm">
          <text:p text:style-name="P1"><text:span text:style-name="T2">abs_lookup</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xml:id="id16" draw:id="id16" draw:layer="layout" draw:line-skew="0.1cm" svg:x1="17.028cm" svg:y1="21.145cm" svg:x2="17.828cm" svg:y2="15.605cm" draw:start-shape="id13" draw:start-glue-point="6" draw:end-shape="id14" draw:end-glue-point="8" svg:d="M17028 21145h-788v-3007h1588v-2533" svg:viewBox="0 0 1589 5541">
          <text:p/>
        </draw:connector>
        <draw:connector draw:style-name="gr13" draw:text-style-name="P1" draw:layer="layout" svg:x1="17.31cm" svg:y1="23.46cm" svg:x2="16.24cm" svg:y2="18.138cm" draw:start-shape="id15" draw:start-glue-point="5" draw:end-shape="id16" draw:end-glue-point="0" svg:d="M17310 23460v-1145h-1596v-4177h526" svg:viewBox="0 0 1597 5323">
          <text:p/>
        </draw:connector>
        <draw:custom-shape draw:style-name="gr3" draw:text-style-name="P3" xml:id="id17" draw:id="id17" draw:layer="layout" svg:width="5.675cm" svg:height="1.27cm" svg:x="8.93cm" svg:y="25.565cm">
          <text:p text:style-name="P1"><text:span text:style-name="T2">Skin temperature</text:span></text:p>
          <text:p text:style-name="P1"><text:span text:style-name="T2">Surface reflectivity</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svg:x1="11.768cm" svg:y1="25.565cm" svg:x2="9.019cm" svg:y2="25.005cm" draw:start-shape="id17" draw:start-glue-point="5" draw:end-shape="id18" svg:d="M11768 25565v-560h-2749" svg:viewBox="0 0 2750 561">
          <text:p/>
        </draw:connector>
        <draw:custom-shape draw:style-name="gr8" draw:text-style-name="P5" xml:id="id19" draw:id="id19" draw:layer="layout" svg:width="4.445cm" svg:height="2.54cm" svg:x="1.672cm" svg:y="20.835cm">
          <text:p text:style-name="P1"><text:span text:style-name="T4">refr_index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4cm" svg:y1="19.375cm" svg:x2="3.895cm" svg:y2="20.835cm" draw:start-shape="id5" draw:start-glue-point="8" draw:end-shape="id19" draw:end-glue-point="4" svg:d="M3894 19375v731h1v729" svg:viewBox="0 0 2 1461">
          <text:p/>
        </draw:connector>
        <draw:connector draw:style-name="gr12" draw:text-style-name="P1" draw:layer="layout" draw:type="curve" svg:x1="2.143cm" svg:y1="9.255cm" svg:x2="1.672cm" svg:y2="22.105cm" draw:start-shape="id9" draw:start-glue-point="6" draw:end-shape="id19" svg:d="M2143 9255c-1512 0-1276 12850-471 12850" svg:viewBox="0 0 1108 12851">
          <text:p/>
        </draw:connector>
        <draw:custom-shape draw:style-name="gr2" draw:text-style-name="P2" xml:id="id20" draw:id="id20" draw:layer="layout" svg:width="2.4cm" svg:height="0.97cm" svg:x="6.855cm" svg:y="19.51cm">
          <text:p text:style-name="P1"><text:span text:style-name="T1">DOIT</text:span></text:p>
          <draw:enhanced-geometry svg:viewBox="0 0 21600 21600" draw:type="rectangle" draw:enhanced-path="M 0 0 L 21600 0 21600 21600 0 21600 0 0 Z N"/>
        </draw:custom-shape>
        <draw:custom-shape draw:style-name="gr2" draw:text-style-name="P2" xml:id="id22" draw:id="id22" draw:layer="layout" svg:width="1.765cm" svg:height="0.97cm" svg:x="6.955cm" svg:y="17.945cm">
          <text:p text:style-name="P1"><text:span text:style-name="T1">MC</text:span></text:p>
          <draw:enhanced-geometry svg:viewBox="0 0 21600 21600" draw:type="rectangle" draw:enhanced-path="M 0 0 L 21600 0 21600 21600 0 21600 0 0 Z N"/>
        </draw:custom-shape>
        <draw:connector draw:style-name="gr12" draw:text-style-name="P1" draw:layer="layout" svg:x1="8.055cm" svg:y1="19.51cm" svg:x2="9.255cm" svg:y2="19.215cm" draw:start-shape="id20" draw:start-glue-point="0" draw:end-shape="id21" draw:end-glue-point="6" svg:d="M8055 19510v-295h1200" svg:viewBox="0 0 1201 296">
          <text:p/>
        </draw:connector>
        <draw:connector draw:style-name="gr12" draw:text-style-name="P1" draw:layer="layout" svg:x1="7.837cm" svg:y1="18.915cm" svg:x2="9.255cm" svg:y2="19.215cm" draw:start-shape="id22" draw:start-glue-point="2" draw:end-shape="id21" draw:end-glue-point="6" svg:d="M7837 18915v300h1418" svg:viewBox="0 0 1419 301">
          <text:p/>
        </draw:connector>
        <draw:connector draw:style-name="gr11" draw:text-style-name="P1" draw:layer="layout" draw:type="curve" svg:x1="6.855cm" svg:y1="19.995cm" svg:x2="8.573cm" svg:y2="9.83cm" draw:start-shape="id20" draw:start-glue-point="3" draw:end-shape="id3" draw:end-glue-point="6" svg:d="M6855 19995c-750 0-1609-10165 1718-10165" svg:viewBox="0 0 2407 10166">
          <text:p/>
        </draw:connector>
        <draw:custom-shape draw:style-name="gr3" draw:text-style-name="P3" xml:id="id12" draw:id="id12" draw:layer="layout" svg:width="3.77cm" svg:height="0.755cm" svg:x="4.815cm" svg:y="15.405cm">
          <text:p text:style-name="P1"><text:span text:style-name="T2">ppath_lmax</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2" xml:id="id23" draw:id="id23" draw:layer="layout" svg:width="5.08cm" svg:height="2.54cm" svg:x="14.555cm" svg:y="8.31cm">
          <text:p text:style-name="P1"><text:span text:style-name="T1">iyCalc</text:span></text:p>
          <draw:enhanced-geometry svg:viewBox="0 0 21600 21600" draw:type="rectangle" draw:enhanced-path="M 0 0 L 21600 0 21600 21600 0 21600 0 0 Z N"/>
        </draw:custom-shape>
        <draw:connector draw:style-name="gr10" draw:text-style-name="P1" draw:layer="layout" svg:x1="13.018cm" svg:y1="9.83cm" svg:x2="14.555cm" svg:y2="9.58cm" draw:start-shape="id3" draw:start-glue-point="10" draw:end-shape="id23" draw:end-glue-point="3" svg:d="M13018 9830h769v-250h768" svg:viewBox="0 0 1538 251">
          <text:p/>
        </draw:connector>
        <draw:connector draw:style-name="gr5" draw:text-style-name="P1" draw:layer="layout" draw:line-skew="0.974cm" svg:x1="17.095cm" svg:y1="8.31cm" svg:x2="15.648cm" svg:y2="3.805cm" draw:start-shape="id23" draw:start-glue-point="0" draw:end-shape="id24" draw:end-glue-point="6" svg:d="M17095 8310v-960h-2455v-3545h1008" svg:viewBox="0 0 2456 4506">
          <text:p/>
        </draw:connector>
        <draw:custom-shape draw:style-name="gr3" draw:text-style-name="P3" xml:id="id25" draw:id="id25" draw:layer="layout" svg:width="3.905cm" svg:height="1.27cm" svg:x="15.71cm" svg:y="5.61cm">
          <text:p text:style-name="P1"><text:span text:style-name="T2">rte_pos</text:span></text:p>
          <text:p text:style-name="P1"><text:span text:style-name="T2">rte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2" draw:text-style-name="P1" draw:layer="layout" svg:x1="19.218cm" svg:y1="6.245cm" svg:x2="19.635cm" svg:y2="9.58cm" draw:start-shape="id25" draw:start-glue-point="9" draw:end-shape="id23" svg:d="M19218 6245h917v3335h-500" svg:viewBox="0 0 918 3336">
          <text:p/>
        </draw:connector>
        <draw:custom-shape draw:style-name="gr8" draw:text-style-name="P5" xml:id="id3" draw:id="id3" draw:layer="layout" svg:width="4.445cm" svg:height="2.54cm" svg:x="8.573cm" svg:y="8.56cm">
          <text:p text:style-name="P1"><text:span text:style-name="T4">iy_mai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draw:type="line" svg:x1="8.368cm" svg:y1="24.107cm" svg:x2="10.024cm" svg:y2="23.503cm" draw:start-shape="id18" draw:start-glue-point="11" draw:end-shape="id8" draw:end-glue-point="7" svg:d="M8368 24107l1656-604" svg:viewBox="0 0 1657 605">
          <text:p/>
        </draw:connector>
        <draw:connector draw:style-name="gr15" draw:text-style-name="P1" draw:layer="layout" draw:type="lines" svg:x1="12.945cm" svg:y1="11.825cm" svg:x2="16.256cm" svg:y2="13.437cm" draw:start-shape="id6" draw:start-glue-point="9" draw:end-shape="id14" draw:end-glue-point="5" svg:d="M12945 11825v731l3311 9v872" svg:viewBox="0 0 3312 1613">
          <text:p/>
        </draw:connector>
        <draw:connector draw:style-name="gr10" draw:text-style-name="P1" draw:layer="layout" draw:line-skew="0.77cm -1.936cm" svg:x1="13.7cm" svg:y1="19.215cm" svg:x2="10.795cm" svg:y2="12.03cm" draw:start-shape="id21" draw:start-glue-point="10" draw:end-shape="id6" draw:end-glue-point="8" svg:d="M13700 19215h1270v-6150h-4175v-1035" svg:viewBox="0 0 4176 718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Andale Mono" svg:font-family="'Andale Mono'" style:font-pitch="variable"/>
    <style:font-face style:name="Arial1" svg:font-family="Arial" style:font-pitch="variable"/>
    <style:font-face style:name="Arial"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atrick Eriksson</meta:initial-creator>
    <meta:creation-date>2012-09-04T08:40:37</meta:creation-date>
    <dc:date>2015-12-15T20:51:04.450130303</dc:date>
    <meta:editing-duration>PT5H59M48S</meta:editing-duration>
    <meta:editing-cycles>47</meta:editing-cycles>
    <meta:generator>LibreOffice/4.2.8.2$Linux_X86_64 LibreOffice_project/420m0$Build-2</meta:generator>
    <meta:document-statistic meta:object-count="51"/>
  </office:meta>
</office:document-meta>
</file>